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923cm"/>
    </style:style>
    <style:style style:name="co2" style:family="table-column">
      <style:table-column-properties fo:break-before="auto" style:column-width="0.758cm"/>
    </style:style>
    <style:style style:name="co3" style:family="table-column">
      <style:table-column-properties fo:break-before="auto" style:column-width="0.778cm"/>
    </style:style>
    <style:style style:name="co4" style:family="table-column">
      <style:table-column-properties fo:break-before="auto" style:column-width="0.857cm"/>
    </style:style>
    <style:style style:name="co5" style:family="table-column">
      <style:table-column-properties fo:break-before="auto" style:column-width="0.699cm"/>
    </style:style>
    <style:style style:name="co6" style:family="table-column">
      <style:table-column-properties fo:break-before="auto" style:column-width="0.677cm"/>
    </style:style>
    <style:style style:name="co7" style:family="table-column">
      <style:table-column-properties fo:break-before="auto" style:column-width="0.718cm"/>
    </style:style>
    <style:style style:name="co8" style:family="table-column">
      <style:table-column-properties fo:break-before="auto" style:column-width="1.111cm"/>
    </style:style>
    <style:style style:name="co9" style:family="table-column">
      <style:table-column-properties fo:break-before="auto" style:column-width="1.649cm"/>
    </style:style>
    <style:style style:name="co10" style:family="table-column">
      <style:table-column-properties fo:break-before="auto" style:column-width="1.722cm"/>
    </style:style>
    <style:style style:name="co11" style:family="table-column">
      <style:table-column-properties fo:break-before="auto" style:column-width="1.686cm"/>
    </style:style>
    <style:style style:name="co12" style:family="table-column">
      <style:table-column-properties fo:break-before="auto" style:column-width="1.148cm"/>
    </style:style>
    <style:style style:name="co13" style:family="table-column">
      <style:table-column-properties fo:break-before="auto" style:column-width="1.219cm"/>
    </style:style>
    <style:style style:name="co14" style:family="table-column">
      <style:table-column-properties fo:break-before="auto" style:column-width="1.646cm"/>
    </style:style>
    <style:style style:name="co15" style:family="table-column">
      <style:table-column-properties fo:break-before="auto" style:column-width="1.326cm"/>
    </style:style>
    <style:style style:name="co16" style:family="table-column">
      <style:table-column-properties fo:break-before="auto" style:column-width="1.004cm"/>
    </style:style>
    <style:style style:name="co17" style:family="table-column">
      <style:table-column-properties fo:break-before="auto" style:column-width="0.968cm"/>
    </style:style>
    <style:style style:name="co18" style:family="table-column">
      <style:table-column-properties fo:break-before="auto" style:column-width="1.041cm"/>
    </style:style>
    <style:style style:name="co19" style:family="table-column">
      <style:table-column-properties fo:break-before="auto" style:column-width="1.092cm"/>
    </style:style>
    <style:style style:name="co20" style:family="table-column">
      <style:table-column-properties fo:break-before="auto" style:column-width="2.252cm"/>
    </style:style>
    <style:style style:name="ro1" style:family="table-row">
      <style:table-row-properties style:row-height="0.529cm" fo:break-before="auto" style:use-optimal-row-height="true"/>
    </style:style>
    <style:style style:name="ro2" style:family="table-row">
      <style:table-row-properties style:row-height="0.52cm" fo:break-before="auto" style:use-optimal-row-height="false"/>
    </style:style>
    <style:style style:name="ro3" style:family="table-row">
      <style:table-row-properties style:row-height="0.781cm" fo:break-before="auto" style:use-optimal-row-height="false"/>
    </style:style>
    <style:style style:name="ro4" style:family="table-row">
      <style:table-row-properties style:row-height="0.46cm" fo:break-before="auto" style:use-optimal-row-height="false"/>
    </style:style>
    <style:style style:name="ro5" style:family="table-row">
      <style:table-row-properties style:row-height="0.901cm" fo:break-before="auto" style:use-optimal-row-height="false"/>
    </style:style>
    <style:style style:name="ro6" style:family="table-row">
      <style:table-row-properties style:row-height="0.399cm" fo:break-before="auto" style:use-optimal-row-height="true"/>
    </style:style>
    <style:style style:name="ro7" style:family="table-row">
      <style:table-row-properties style:row-height="0.452cm" fo:break-before="auto" style:use-optimal-row-height="true"/>
    </style:style>
    <style:style style:name="ta1" style:family="table" style:master-page-name="PageStyle_5f_Sheet1">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background-color="#eeeeee" style:text-align-source="fix" style:repeat-content="false" style:rotation-align="none" style:vertical-align="top"/>
      <style:paragraph-properties fo:text-align="start" fo:margin-left="0cm"/>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data-style-name="N37">
      <style:table-cell-properties fo:background-color="#eeeeee" style:rotation-align="none" style:vertical-align="top"/>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ackground-color="#eeeeee" style:rotation-align="none" style:vertical-align="top"/>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eeeeee" style:text-align-source="fix" style:repeat-content="false" style:rotation-align="none" style:vertical-align="middle"/>
      <style:paragraph-properties fo:text-align="end" fo:margin-left="0cm"/>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vertical-align="top"/>
      <style:text-properties fo:font-size="10pt" style:font-size-asian="10pt" style:font-size-complex="10pt"/>
    </style:style>
    <style:style style:name="ce10" style:family="table-cell" style:parent-style-name="Default">
      <style:table-cell-properties fo:background-color="#eeeeee" style:vertical-align="top"/>
      <style:text-properties fo:font-size="10pt" fo:font-weight="bold" style:font-size-asian="10pt" style:font-weight-asian="bold" style:font-size-complex="10pt" style:font-weight-complex="bold"/>
    </style:style>
    <style:style style:name="ce12" style:family="table-cell" style:parent-style-name="Default">
      <style:table-cell-properties fo:background-color="#eeeeee" style:rotation-align="none" style:vertical-align="top"/>
      <style:text-properties fo:font-size="10pt" style:font-size-asian="10pt" style:font-size-complex="10pt"/>
    </style:style>
    <style:style style:name="ce13" style:family="table-cell" style:parent-style-name="Default" style:data-style-name="N100">
      <style:table-cell-properties fo:background-color="#eeeeee" style:rotation-align="none" style:vertical-align="top"/>
      <style:text-properties fo:font-size="10pt" fo:font-weight="bold" style:font-size-asian="10pt" style:font-weight-asian="bold" style:font-size-complex="10pt" style:font-weight-complex="bold"/>
    </style:style>
    <style:style style:name="ce14" style:family="table-cell" style:parent-style-name="Default">
      <style:table-cell-properties fo:background-color="#eeeeee" style:rotation-align="none" style:vertical-align="top"/>
      <style:text-properties fo:font-size="10pt" fo:font-weight="bold" style:font-size-asian="10pt" style:font-weight-asian="bold" style:font-size-complex="10pt" style:font-weight-complex="bold"/>
    </style:style>
    <style:style style:name="ce16" style:family="table-cell" style:parent-style-name="Default">
      <style:table-cell-properties fo:background-color="#eeeeee" style:text-align-source="fix" style:repeat-content="false" style:vertical-align="top"/>
      <style:paragraph-properties fo:text-align="center"/>
      <style:text-properties fo:font-size="10pt" style:font-size-asian="10pt" style:font-size-complex="10pt"/>
    </style:style>
    <style:style style:name="ce17" style:family="table-cell" style:parent-style-name="Default" style:data-style-name="N0">
      <style:table-cell-properties style:text-align-source="fix" style:repeat-content="false" fo:border="0.74pt solid #729fcf" style:vertical-align="top"/>
      <style:paragraph-properties fo:text-align="center"/>
      <style:text-properties fo:font-size="10pt" style:font-size-asian="10pt" style:font-size-complex="10pt"/>
    </style:style>
    <style:style style:name="ce18" style:family="table-cell" style:parent-style-name="Default" style:data-style-name="N0">
      <style:table-cell-properties fo:background-color="#ffffff" fo:border="none" style:vertical-align="top"/>
      <style:text-properties fo:font-size="10pt" style:font-size-asian="10pt" style:font-size-complex="10pt"/>
    </style:style>
    <style:style style:name="ce24" style:family="table-cell" style:parent-style-name="Default">
      <style:table-cell-properties fo:background-color="#eeeeee" style:text-align-source="fix" style:repeat-content="false" style:vertical-align="top"/>
      <style:paragraph-properties fo:text-align="center" fo:margin-left="0cm"/>
      <style:text-properties fo:font-size="10pt" style:font-size-asian="10pt" style:font-size-complex="10pt"/>
    </style:style>
    <style:style style:name="ce25" style:family="table-cell" style:parent-style-name="Default">
      <style:table-cell-properties fo:background-color="#ffffff" fo:border="0.74pt solid #729fcf" style:vertical-align="top"/>
      <style:text-properties fo:font-size="10pt" style:font-size-asian="10pt" style:font-size-complex="10pt"/>
    </style:style>
    <style:style style:name="ce21" style:family="table-cell" style:parent-style-name="Default">
      <style:table-cell-properties fo:background-color="#eeeeee" fo:wrap-option="wrap" style:rotation-align="none" style:vertical-align="top"/>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data-style-name="N100">
      <style:table-cell-properties fo:border-bottom="none" fo:background-color="#ffffff" style:text-align-source="fix" style:repeat-content="false" fo:border-left="0.74pt solid #729fcf" fo:border-right="none" fo:border-top="0.74pt solid #729fcf" style:vertical-align="top"/>
      <style:paragraph-properties fo:text-align="end" fo:margin-left="0cm"/>
      <style:text-properties fo:color="#ffffff" fo:font-size="10pt" style:font-size-asian="10pt" style:font-size-complex="10pt"/>
    </style:style>
    <style:style style:name="ce30" style:family="table-cell" style:parent-style-name="Default" style:data-style-name="N100">
      <style:table-cell-properties fo:border-bottom="none" fo:background-color="#ffffff" style:text-align-source="fix" style:repeat-content="false" fo:border-left="0.74pt solid #729fcf" fo:border-right="none" fo:border-top="none" style:vertical-align="top"/>
      <style:paragraph-properties fo:text-align="end" fo:margin-left="0cm"/>
      <style:text-properties fo:color="#ffffff" fo:font-size="10pt" style:font-size-asian="10pt" style:font-size-complex="10pt"/>
    </style:style>
    <style:style style:name="ce31" style:family="table-cell" style:parent-style-name="Default" style:data-style-name="N100">
      <style:table-cell-properties fo:border-bottom="0.74pt solid #729fcf" fo:background-color="#ffffff" style:text-align-source="fix" style:repeat-content="false" fo:border-left="0.74pt solid #729fcf" fo:border-right="none" fo:border-top="none" style:vertical-align="top"/>
      <style:paragraph-properties fo:text-align="end" fo:margin-left="0cm"/>
      <style:text-properties fo:color="#ffffff" fo:font-size="10pt" style:font-size-asian="10pt" style:font-size-complex="10pt"/>
    </style:style>
    <style:style style:name="ce33" style:family="table-cell" style:parent-style-name="Default">
      <style:table-cell-properties fo:background-color="#eeeeee" style:vertical-align="top"/>
      <style:text-properties fo:font-size="10pt" style:font-size-asian="10pt" style:font-size-complex="10pt"/>
    </style:style>
    <style:style style:name="ce34" style:family="table-cell" style:parent-style-name="Default" style:data-style-name="N100">
      <style:table-cell-properties fo:background-color="#eeeeee" style:rotation-align="none" style:vertical-align="top"/>
      <style:text-properties fo:font-size="10pt" style:font-size-asian="10pt" style:font-size-complex="10pt"/>
    </style:style>
    <style:style style:name="ce35" style:family="table-cell" style:parent-style-name="Default" style:data-style-name="N0">
      <style:table-cell-properties fo:background-color="#eeeeee" style:vertical-align="top"/>
      <style:text-properties fo:font-size="10pt" style:font-size-asian="10pt" style:font-size-complex="10pt"/>
    </style:style>
    <style:style style:name="ce36" style:family="table-cell" style:parent-style-name="Default">
      <style:table-cell-properties fo:background-color="#dddddd" style:vertical-align="top"/>
      <style:text-properties fo:font-size="10pt" style:font-size-asian="10pt" style:font-size-complex="10pt"/>
    </style:style>
    <style:style style:name="ce40" style:family="table-cell" style:parent-style-name="Default" style:data-style-name="N100">
      <style:table-cell-properties fo:border-bottom="none" fo:background-color="#ffffff" style:text-align-source="fix" style:repeat-content="false" fo:border-left="none" fo:border-right="none" fo:border-top="0.74pt solid #729fcf" style:vertical-align="top"/>
      <style:paragraph-properties fo:text-align="end" fo:margin-left="0cm"/>
      <style:text-properties fo:color="#ffffff" fo:font-size="10pt" style:font-size-asian="10pt" style:font-size-complex="10pt"/>
    </style:style>
    <style:style style:name="ce44" style:family="table-cell" style:parent-style-name="Default" style:data-style-name="N100">
      <style:table-cell-properties fo:background-color="#ffffff" style:text-align-source="fix" style:repeat-content="false" style:vertical-align="top"/>
      <style:paragraph-properties fo:text-align="end" fo:margin-left="0cm"/>
      <style:text-properties fo:color="#ffffff" fo:font-size="10pt" style:font-size-asian="10pt" style:font-size-complex="10pt"/>
    </style:style>
    <style:style style:name="ce45" style:family="table-cell" style:parent-style-name="Default">
      <style:table-cell-properties fo:border-bottom="0.74pt solid #729fcf" fo:background-color="#ffffff" style:text-align-source="fix" style:repeat-content="false" fo:border-left="none" fo:border-right="none" fo:border-top="none" style:vertical-align="top"/>
      <style:paragraph-properties fo:text-align="end" fo:margin-left="0cm"/>
      <style:text-properties fo:color="#ffffff" fo:font-size="10pt" style:font-size-asian="10pt" style:font-size-complex="10pt"/>
    </style:style>
    <style:style style:name="ce54" style:family="table-cell" style:parent-style-name="Default" style:data-style-name="N100">
      <style:table-cell-properties fo:border-bottom="0.74pt solid #729fcf" fo:background-color="#ffffff" style:text-align-source="fix" style:repeat-content="false" fo:border-left="none" fo:border-right="none" fo:border-top="none" style:vertical-align="top"/>
      <style:paragraph-properties fo:text-align="end" fo:margin-left="0cm"/>
      <style:text-properties fo:color="#ffffff" fo:font-size="10pt" style:font-size-asian="10pt" style:font-size-complex="10pt"/>
    </style:style>
    <style:style style:name="ce55" style:family="table-cell" style:parent-style-name="Default" style:data-style-name="N100">
      <style:table-cell-properties fo:border-bottom="none" fo:background-color="#ffffff" style:text-align-source="fix" style:repeat-content="false" fo:border-left="none" fo:border-right="0.74pt solid #729fcf" fo:border-top="0.74pt solid #729fcf" style:vertical-align="top"/>
      <style:paragraph-properties fo:text-align="end" fo:margin-left="0cm"/>
      <style:text-properties fo:color="#ffffff" fo:font-size="10pt" style:font-size-asian="10pt" style:font-size-complex="10pt"/>
    </style:style>
    <style:style style:name="ce56" style:family="table-cell" style:parent-style-name="Default" style:data-style-name="N100">
      <style:table-cell-properties fo:border-bottom="none" fo:background-color="#ffffff" style:text-align-source="fix" style:repeat-content="false" fo:border-left="none" fo:border-right="0.74pt solid #729fcf" fo:border-top="none" style:vertical-align="top"/>
      <style:paragraph-properties fo:text-align="end" fo:margin-left="0cm"/>
      <style:text-properties fo:color="#ffffff" fo:font-size="10pt" style:font-size-asian="10pt" style:font-size-complex="10pt"/>
    </style:style>
    <style:style style:name="ce57" style:family="table-cell" style:parent-style-name="Default" style:data-style-name="N100">
      <style:table-cell-properties fo:border-bottom="0.74pt solid #729fcf" fo:background-color="#ffffff" style:text-align-source="fix" style:repeat-content="false" fo:border-left="none" fo:border-right="0.74pt solid #729fcf" fo:border-top="none" style:vertical-align="top"/>
      <style:paragraph-properties fo:text-align="end" fo:margin-left="0cm"/>
      <style:text-properties fo:color="#ffffff" fo:font-size="10pt" style:font-size-asian="10pt" style:font-size-complex="10pt"/>
    </style:style>
    <style:style style:name="ce58" style:family="table-cell" style:parent-style-name="Default">
      <style:table-cell-properties fo:background-color="#ffffff" style:rotation-align="none" style:vertical-align="top"/>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ackground-color="#eeeeee" style:text-align-source="fix" style:repeat-content="false" style:vertical-align="top"/>
      <style:paragraph-properties fo:text-align="start" fo:margin-left="0cm"/>
      <style:text-properties fo:font-size="10pt" fo:font-weight="bold" style:font-size-asian="10pt" style:font-weight-asian="bold" style:font-size-complex="10pt" style:font-weight-complex="bold"/>
    </style:style>
    <style:style style:name="ce52" style:family="table-cell" style:parent-style-name="Default">
      <style:table-cell-properties style:text-align-source="fix" style:repeat-content="false" fo:wrap-option="wrap" style:vertical-align="top"/>
      <style:paragraph-properties fo:text-align="start" fo:margin-left="0cm"/>
      <style:text-properties fo:color="#000000" fo:font-size="10pt" style:font-size-asian="10pt" style:font-size-complex="10pt"/>
    </style:style>
    <style:style style:name="ce61" style:family="table-cell" style:parent-style-name="Default">
      <style:table-cell-properties fo:background-color="#ffffff" style:text-align-source="fix" style:repeat-content="false" fo:border="0.74pt solid #729fcf" style:vertical-align="top"/>
      <style:paragraph-properties fo:text-align="start" fo:margin-left="0cm"/>
      <style:text-properties fo:font-size="10pt" style:font-size-asian="10pt" style:font-size-complex="10pt"/>
    </style:style>
    <style:style style:name="ce62" style:family="table-cell" style:parent-style-name="Default">
      <style:table-cell-properties fo:background-color="#eeeee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font-size="10pt" fo:font-weight="bold" style:font-size-asian="10pt" style:font-weight-asian="bold" style:font-size-complex="10pt" style:font-weight-complex="bold"/>
    </style:style>
    <style:style style:name="ce63" style:family="table-cell" style:parent-style-name="Default" style:data-style-name="N148">
      <style:table-cell-properties fo:background-color="#eeeeee" style:text-align-source="fix" style:repeat-content="false" style:rotation-align="none" style:vertical-align="top"/>
      <style:paragraph-properties fo:text-align="start" fo:margin-left="0cm"/>
      <style:text-properties fo:font-size="10pt" style:font-size-asian="10pt" style:font-size-complex="10pt"/>
    </style:style>
    <style:style style:name="ce69" style:family="table-cell" style:parent-style-name="Default">
      <style:table-cell-properties style:vertical-align="top"/>
    </style:style>
    <style:style style:name="ce65" style:family="table-cell" style:parent-style-name="Default" style:data-style-name="N121">
      <style:table-cell-properties fo:background-color="#eeeee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font-size="10pt" fo:font-weight="bold" style:font-size-asian="10pt" style:font-weight-asian="bold" style:font-size-complex="10pt" style:font-weight-complex="bold"/>
    </style:style>
    <style:style style:name="ce66" style:family="table-cell" style:parent-style-name="Default" style:data-style-name="N148">
      <style:table-cell-properties fo:background-color="#eeeeee" style:rotation-align="none" style:vertical-align="top"/>
      <style:text-properties fo:font-size="10pt" style:font-size-asian="10pt" style:font-size-complex="10pt"/>
    </style:style>
    <style:style style:name="ce67" style:family="table-cell" style:parent-style-name="Default">
      <style:table-cell-properties fo:background-color="#eeeeee" style:vertical-align="top"/>
    </style:style>
    <style:style style:name="ce73" style:family="table-cell" style:parent-style-name="Default">
      <style:table-cell-properties fo:background-color="#eeeeee" style:text-align-source="fix" style:repeat-content="false" fo:wrap-option="wrap" style:vertical-align="middle"/>
      <style:paragraph-properties fo:text-align="start" fo:margin-left="0cm"/>
    </style:style>
    <style:style style:name="ce74" style:family="table-cell" style:parent-style-name="Default">
      <style:table-cell-properties fo:background-color="#eeeee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gr1" style:family="graphic">
      <style:graphic-properties draw:textarea-vertical-align="middle"/>
    </style:style>
    <style:style style:name="gr2" style:family="graphic">
      <style:graphic-properties draw:textarea-vertical-align="middle"/>
      <style:paragraph-properties fo:text-align="center"/>
    </style:style>
    <style:style style:name="P1" style:family="paragraph">
      <style:paragraph-properties fo:text-align="center"/>
    </style:style>
    <style:style style:name="P2" style:family="paragraph">
      <style:paragraph-properties fo:text-align="start"/>
    </style:style>
    <style:style style:name="T1" style:family="text">
      <style:text-properties fo:color="#000000" style:font-name="Calibri"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1&quot;;&quot;2&quot;;&quot;3&quot;;&quot;4&quot;;&quot;5&quot;;&quot;6&quot;;&quot;7&quot;;&quot;8&quot;)" table:allow-empty-cell="true" table:display-list="sort-ascending" table:base-cell-address="GenerateMidisportPatchSysX.B2">
          <table:error-message table:message-type="stop" table:display="true"/>
        </table:content-validation>
        <table:content-validation table:name="val2" table:base-cell-address="GenerateMidisportPatchSysX.B5">
          <table:error-message table:message-type="stop" table:display="true"/>
        </table:content-validation>
      </table:content-validations>
      <table:table table:name="GenerateMidisportPatchSysX"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heckbox_I2O1" form:control-implementation="ooo:com.sun.star.form.component.CheckBox" xml:id="control1" form:id="control1" form:value="1" form:input-required="false" form:linked-cell="GenerateMidisportPatchSysX.B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2O2" form:control-implementation="ooo:com.sun.star.form.component.CheckBox" xml:id="control2" form:id="control2" form:value="1" form:input-required="false" form:linked-cell="GenerateMidisportPatchSysX.C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1" form:control-implementation="ooo:com.sun.star.form.component.CheckBox" xml:id="control3" form:id="control3" form:value="1" form:input-required="false" form:linked-cell="GenerateMidisportPatchSysX.D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1" form:control-implementation="ooo:com.sun.star.form.component.CheckBox" xml:id="control4" form:id="control4" form:value="1" form:input-required="false" form:linked-cell="GenerateMidisportPatchSysX.E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1" form:control-implementation="ooo:com.sun.star.form.component.CheckBox" xml:id="control5" form:id="control5" form:value="1" form:input-required="false" form:linked-cell="GenerateMidisportPatchSysX.F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1" form:control-implementation="ooo:com.sun.star.form.component.CheckBox" xml:id="control6" form:id="control6" form:value="1" form:input-required="false" form:linked-cell="GenerateMidisportPatchSysX.G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1" form:control-implementation="ooo:com.sun.star.form.component.CheckBox" xml:id="control7" form:id="control7" form:value="1" form:input-required="false" form:linked-cell="GenerateMidisportPatchSysX.H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1" form:control-implementation="ooo:com.sun.star.form.component.CheckBox" xml:id="control8" form:id="control8" form:value="1" form:input-required="false" form:linked-cell="GenerateMidisportPatchSysX.I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3O2" form:control-implementation="ooo:com.sun.star.form.component.CheckBox" xml:id="control9" form:id="control9" form:value="1" form:input-required="false" form:linked-cell="GenerateMidisportPatchSysX.C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3O3" form:control-implementation="ooo:com.sun.star.form.component.CheckBox" xml:id="control10" form:id="control10" form:value="1" form:input-required="false" form:linked-cell="GenerateMidisportPatchSysX.D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3O4" form:control-implementation="ooo:com.sun.star.form.component.CheckBox" xml:id="control11" form:id="control11" form:value="1" form:input-required="false" form:linked-cell="GenerateMidisportPatchSysX.E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3O5" form:control-implementation="ooo:com.sun.star.form.component.CheckBox" xml:id="control12" form:id="control12" form:value="1" form:input-required="false" form:linked-cell="GenerateMidisportPatchSysX.F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3O6" form:control-implementation="ooo:com.sun.star.form.component.CheckBox" xml:id="control13" form:id="control13" form:value="1" form:input-required="false" form:linked-cell="GenerateMidisportPatchSysX.G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3O7" form:control-implementation="ooo:com.sun.star.form.component.CheckBox" xml:id="control14" form:id="control14" form:value="1" form:input-required="false" form:linked-cell="GenerateMidisportPatchSysX.H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3O8" form:control-implementation="ooo:com.sun.star.form.component.CheckBox" xml:id="control15" form:id="control15" form:value="1" form:input-required="false" form:linked-cell="GenerateMidisportPatchSysX.I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4O1" form:control-implementation="ooo:com.sun.star.form.component.CheckBox" xml:id="control16" form:id="control16" form:value="1" form:input-required="false" form:linked-cell="GenerateMidisportPatchSysX.B8"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4O2" form:control-implementation="ooo:com.sun.star.form.component.CheckBox" xml:id="control17" form:id="control17" form:value="1" form:input-required="false" form:linked-cell="GenerateMidisportPatchSysX.C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4O3" form:control-implementation="ooo:com.sun.star.form.component.CheckBox" xml:id="control18" form:id="control18" form:value="1" form:input-required="false" form:linked-cell="GenerateMidisportPatchSysX.D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4O4" form:control-implementation="ooo:com.sun.star.form.component.CheckBox" xml:id="control19" form:id="control19" form:value="1" form:input-required="false" form:linked-cell="GenerateMidisportPatchSysX.E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4O5" form:control-implementation="ooo:com.sun.star.form.component.CheckBox" xml:id="control20" form:id="control20" form:value="1" form:input-required="false" form:linked-cell="GenerateMidisportPatchSysX.F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4O6" form:control-implementation="ooo:com.sun.star.form.component.CheckBox" xml:id="control21" form:id="control21" form:value="1" form:input-required="false" form:linked-cell="GenerateMidisportPatchSysX.G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4O7" form:control-implementation="ooo:com.sun.star.form.component.CheckBox" xml:id="control22" form:id="control22" form:value="1" form:input-required="false" form:linked-cell="GenerateMidisportPatchSysX.H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4O8" form:control-implementation="ooo:com.sun.star.form.component.CheckBox" xml:id="control23" form:id="control23" form:value="1" form:input-required="false" form:linked-cell="GenerateMidisportPatchSysX.I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5O1" form:control-implementation="ooo:com.sun.star.form.component.CheckBox" xml:id="control24" form:id="control24" form:value="1" form:input-required="false" form:linked-cell="GenerateMidisportPatchSysX.B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5O2" form:control-implementation="ooo:com.sun.star.form.component.CheckBox" xml:id="control25" form:id="control25" form:value="1" form:input-required="false" form:linked-cell="GenerateMidisportPatchSysX.C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5O3" form:control-implementation="ooo:com.sun.star.form.component.CheckBox" xml:id="control26" form:id="control26" form:value="1" form:input-required="false" form:linked-cell="GenerateMidisportPatchSysX.D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5O4" form:control-implementation="ooo:com.sun.star.form.component.CheckBox" xml:id="control27" form:id="control27" form:value="1" form:input-required="false" form:linked-cell="GenerateMidisportPatchSysX.E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5O5" form:control-implementation="ooo:com.sun.star.form.component.CheckBox" xml:id="control28" form:id="control28" form:value="1" form:input-required="false" form:linked-cell="GenerateMidisportPatchSysX.F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5O6" form:control-implementation="ooo:com.sun.star.form.component.CheckBox" xml:id="control29" form:id="control29" form:value="1" form:input-required="false" form:linked-cell="GenerateMidisportPatchSysX.G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5O7" form:control-implementation="ooo:com.sun.star.form.component.CheckBox" xml:id="control30" form:id="control30" form:value="1" form:input-required="false" form:linked-cell="GenerateMidisportPatchSysX.H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5O8" form:control-implementation="ooo:com.sun.star.form.component.CheckBox" xml:id="control31" form:id="control31" form:value="1" form:input-required="false" form:linked-cell="GenerateMidisportPatchSysX.I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6O1" form:control-implementation="ooo:com.sun.star.form.component.CheckBox" xml:id="control32" form:id="control32" form:value="1" form:input-required="false" form:linked-cell="GenerateMidisportPatchSysX.B1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7O1" form:control-implementation="ooo:com.sun.star.form.component.CheckBox" xml:id="control33" form:id="control33" form:value="1" form:input-required="false" form:linked-cell="GenerateMidisportPatchSysX.B1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8O1" form:control-implementation="ooo:com.sun.star.form.component.CheckBox" xml:id="control34" form:id="control34" form:value="1" form:input-required="false" form:linked-cell="GenerateMidisportPatchSysX.B1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6O2" form:control-implementation="ooo:com.sun.star.form.component.CheckBox" xml:id="control35" form:id="control35" form:value="1" form:input-required="false" form:linked-cell="GenerateMidisportPatchSysX.C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2O2" form:control-implementation="ooo:com.sun.star.form.component.CheckBox" xml:id="control36" form:id="control36" form:value="1" form:input-required="false" form:linked-cell="GenerateMidisportPatchSysX.C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8O2" form:control-implementation="ooo:com.sun.star.form.component.CheckBox" xml:id="control37" form:id="control37" form:value="1" form:input-required="false" form:linked-cell="GenerateMidisportPatchSysX.C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3O3" form:control-implementation="ooo:com.sun.star.form.component.CheckBox" xml:id="control38" form:id="control38" form:value="1" form:input-required="false" form:linked-cell="GenerateMidisportPatchSysX.D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7O3" form:control-implementation="ooo:com.sun.star.form.component.CheckBox" xml:id="control39" form:id="control39" form:value="1" form:input-required="false" form:linked-cell="GenerateMidisportPatchSysX.D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8O3" form:control-implementation="ooo:com.sun.star.form.component.CheckBox" xml:id="control40" form:id="control40" form:value="1" form:input-required="false" form:linked-cell="GenerateMidisportPatchSysX.D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6O4" form:control-implementation="ooo:com.sun.star.form.component.CheckBox" xml:id="control41" form:id="control41" form:value="1" form:input-required="false" form:linked-cell="GenerateMidisportPatchSysX.E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7O4" form:control-implementation="ooo:com.sun.star.form.component.CheckBox" xml:id="control42" form:id="control42" form:value="1" form:input-required="false" form:linked-cell="GenerateMidisportPatchSysX.E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8O4" form:control-implementation="ooo:com.sun.star.form.component.CheckBox" xml:id="control43" form:id="control43" form:value="1" form:input-required="false" form:linked-cell="GenerateMidisportPatchSysX.E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6O5" form:control-implementation="ooo:com.sun.star.form.component.CheckBox" xml:id="control44" form:id="control44" form:value="1" form:input-required="false" form:linked-cell="GenerateMidisportPatchSysX.F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7O5" form:control-implementation="ooo:com.sun.star.form.component.CheckBox" xml:id="control45" form:id="control45" form:value="1" form:input-required="false" form:linked-cell="GenerateMidisportPatchSysX.F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8O5" form:control-implementation="ooo:com.sun.star.form.component.CheckBox" xml:id="control46" form:id="control46" form:value="1" form:input-required="false" form:linked-cell="GenerateMidisportPatchSysX.F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6O6" form:control-implementation="ooo:com.sun.star.form.component.CheckBox" xml:id="control47" form:id="control47" form:value="1" form:input-required="false" form:linked-cell="GenerateMidisportPatchSysX.G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7O6" form:control-implementation="ooo:com.sun.star.form.component.CheckBox" xml:id="control48" form:id="control48" form:value="1" form:input-required="false" form:linked-cell="GenerateMidisportPatchSysX.G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8O6" form:control-implementation="ooo:com.sun.star.form.component.CheckBox" xml:id="control49" form:id="control49" form:value="1" form:input-required="false" form:linked-cell="GenerateMidisportPatchSysX.G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6O7" form:control-implementation="ooo:com.sun.star.form.component.CheckBox" xml:id="control50" form:id="control50" form:value="1" form:input-required="false" form:linked-cell="GenerateMidisportPatchSysX.H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7O7" form:control-implementation="ooo:com.sun.star.form.component.CheckBox" xml:id="control51" form:id="control51" form:value="1" form:input-required="false" form:linked-cell="GenerateMidisportPatchSysX.H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8O7" form:control-implementation="ooo:com.sun.star.form.component.CheckBox" xml:id="control52" form:id="control52" form:value="1" form:input-required="false" form:linked-cell="GenerateMidisportPatchSysX.H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6O8" form:control-implementation="ooo:com.sun.star.form.component.CheckBox" xml:id="control53" form:id="control53" form:value="1" form:input-required="false" form:linked-cell="GenerateMidisportPatchSysX.I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7O8" form:control-implementation="ooo:com.sun.star.form.component.CheckBox" xml:id="control54" form:id="control54" form:value="1" form:input-required="false" form:linked-cell="GenerateMidisportPatchSysX.I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8O8" form:control-implementation="ooo:com.sun.star.form.component.CheckBox" xml:id="control55" form:id="control55" form:value="1" form:input-required="false" form:linked-cell="GenerateMidisportPatchSysX.I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1" form:control-implementation="ooo:com.sun.star.form.component.CheckBox" xml:id="control56" form:id="control56" form:value="1" form:input-required="false" form:linked-cell="GenerateMidisportPatchSysX.B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2" form:control-implementation="ooo:com.sun.star.form.component.CheckBox" xml:id="control57" form:id="control57" form:value="1" form:input-required="false" form:linked-cell="GenerateMidisportPatchSysX.C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3" form:control-implementation="ooo:com.sun.star.form.component.CheckBox" xml:id="control58" form:id="control58" form:value="1" form:input-required="false" form:linked-cell="GenerateMidisportPatchSysX.D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4" form:control-implementation="ooo:com.sun.star.form.component.CheckBox" xml:id="control59" form:id="control59" form:value="1" form:input-required="false" form:linked-cell="GenerateMidisportPatchSysX.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5" form:control-implementation="ooo:com.sun.star.form.component.CheckBox" xml:id="control60" form:id="control60" form:value="1" form:input-required="false" form:linked-cell="GenerateMidisportPatchSysX.F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6" form:control-implementation="ooo:com.sun.star.form.component.CheckBox" xml:id="control61" form:id="control61" form:value="1" form:input-required="false" form:linked-cell="GenerateMidisportPatchSysX.G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7" form:control-implementation="ooo:com.sun.star.form.component.CheckBox" xml:id="control62" form:id="control62" form:value="1" form:input-required="false" form:linked-cell="GenerateMidisportPatchSysX.H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1O8" form:control-implementation="ooo:com.sun.star.form.component.CheckBox" xml:id="control63" form:id="control63" form:value="1" form:input-required="false" form:linked-cell="GenerateMidisportPatchSysX.I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checkbox form:name="Checkbox_I3O1" form:control-implementation="ooo:com.sun.star.form.component.CheckBox" xml:id="control64" form:id="control64" form:value="1" form:input-required="false" form:linked-cell="GenerateMidisportPatchSysX.B7"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0"/>
              </form:properties>
            </form:checkbox>
            <form:button form:name="GenerateSyxFile" form:control-implementation="ooo:com.sun.star.form.component.CommandButton" xml:id="control65" form:id="control65" form:label="Generate Syx Fil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idisportPatchSyxGen.GenerateSyxFile?language=Basic&amp;location=application" xlink:type="simple"/>
              </office:event-listeners>
            </form:button>
          </form:form>
        </office:forms>
        <table:shapes>
          <draw:control draw:z-index="64" draw:name="Control 18" draw:text-style-name="P1" svg:width="9.653cm" svg:height="0.85cm" svg:x="9.705cm" svg:y="1.938cm" draw:control="control65"/>
        </table:shapes>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9" table:default-cell-style-name="Default"/>
        <table:table-column table:style-name="co10"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2" table:number-columns-repeated="3" table:default-cell-style-name="Default"/>
        <table:table-column table:style-name="co8" table:default-cell-style-name="Default"/>
        <table:table-column table:style-name="co17"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number-columns-repeated="16355" table:default-cell-style-name="Default"/>
        <table:table-row table:style-name="ro1">
          <table:table-cell table:style-name="ce1" office:value-type="string" calcext:value-type="string" table:number-columns-spanned="9" table:number-rows-spanned="1">
            <text:p>1. Enter Patch Number to be updated</text:p>
          </table:table-cell>
          <table:covered-table-cell table:number-columns-repeated="6" table:style-name="ce4"/>
          <table:covered-table-cell table:number-columns-repeated="2" table:style-name="ce33"/>
          <table:table-cell table:style-name="ce6"/>
          <table:table-cell table:style-name="ce59" office:value-type="string" calcext:value-type="string" table:number-columns-spanned="15" table:number-rows-spanned="1">
            <text:p>3. Generate Syx File</text:p>
          </table:table-cell>
          <table:covered-table-cell table:number-columns-repeated="3" table:style-name="ce33"/>
          <table:covered-table-cell table:number-columns-repeated="11" table:style-name="ce6"/>
          <table:table-cell table:style-name="ce6" table:number-columns-repeated="2"/>
          <table:table-cell table:style-name="ce74" office:value-type="string" calcext:value-type="string" table:number-columns-spanned="2" table:number-rows-spanned="2">
            <text:p>Calculations</text:p>
          </table:table-cell>
          <table:covered-table-cell table:style-name="ce33"/>
          <table:table-cell table:number-columns-repeated="16355"/>
        </table:table-row>
        <table:table-row table:style-name="ro2">
          <table:table-cell table:style-name="ce3" office:value-type="string" calcext:value-type="string">
            <text:p>1 to 8</text:p>
          </table:table-cell>
          <table:table-cell table:style-name="ce25" table:content-validation-name="val1" office:value-type="float" office:value="1" calcext:value-type="float">
            <text:p>1</text:p>
          </table:table-cell>
          <table:table-cell table:style-name="ce33" table:number-columns-repeated="7"/>
          <table:table-cell table:style-name="ce6"/>
          <table:table-cell table:style-name="ce10" office:value-type="string" calcext:value-type="string">
            <text:p>Folder</text:p>
          </table:table-cell>
          <table:table-cell table:style-name="ce61" office:value-type="string" calcext:value-type="string" table:number-columns-spanned="7" table:number-rows-spanned="1">
            <text:p>~</text:p>
          </table:table-cell>
          <table:covered-table-cell table:number-columns-repeated="2" table:style-name="ce36"/>
          <table:covered-table-cell table:style-name="ce6"/>
          <table:covered-table-cell table:number-columns-repeated="3" table:style-name="ce69"/>
          <table:table-cell table:style-name="ce67" office:value-type="string" calcext:value-type="string">
            <text:p>← Enter Full Folder path </text:p>
          </table:table-cell>
          <table:table-cell table:style-name="ce67" table:number-columns-repeated="6"/>
          <table:table-cell table:style-name="ce69" table:number-columns-repeated="2"/>
          <table:covered-table-cell table:number-columns-repeated="2" table:style-name="ce67"/>
          <table:table-cell table:number-columns-repeated="16355"/>
        </table:table-row>
        <table:table-row table:style-name="ro1">
          <table:table-cell table:style-name="ce4" office:value-type="string" calcext:value-type="string" table:number-columns-spanned="7" table:number-rows-spanned="1">
            <text:p>2. Select Inputs → Outputs mapping <text:s/></text:p>
          </table:table-cell>
          <table:covered-table-cell table:number-columns-repeated="6" table:style-name="ce4"/>
          <table:table-cell table:style-name="ce4" table:number-columns-repeated="2"/>
          <table:table-cell table:style-name="ce58"/>
          <table:table-cell table:style-name="ce10" office:value-type="string" calcext:value-type="string">
            <text:p>File Name</text:p>
          </table:table-cell>
          <table:table-cell table:style-name="ce24" table:formula="of:=&quot;patch&quot;&amp;[.B2]&amp;&quot;.syx&quot;" office:value-type="string" office:string-value="patch1.syx" calcext:value-type="string">
            <text:p>patch1.syx</text:p>
          </table:table-cell>
          <table:table-cell table:style-name="ce33" table:number-columns-repeated="3"/>
          <table:table-cell table:style-name="ce67" table:number-columns-repeated="9"/>
          <table:table-cell table:style-name="ce33"/>
          <table:table-cell table:style-name="ce6"/>
          <table:table-cell table:style-name="ce69"/>
          <table:table-cell table:style-name="ce4" office:value-type="string" calcext:value-type="string">
            <text:p>Binary → Hex</text:p>
          </table:table-cell>
          <table:table-cell table:style-name="ce4"/>
          <table:table-cell table:number-columns-repeated="16355"/>
        </table:table-row>
        <table:table-row table:style-name="ro3">
          <table:table-cell table:style-name="ce4"/>
          <table:table-cell table:style-name="ce21" office:value-type="string" calcext:value-type="string">
            <text:p>Out 1</text:p>
          </table:table-cell>
          <table:table-cell table:style-name="ce21" office:value-type="string" calcext:value-type="string">
            <text:p>Out 2</text:p>
          </table:table-cell>
          <table:table-cell table:style-name="ce21" office:value-type="string" calcext:value-type="string">
            <text:p>Out 3</text:p>
          </table:table-cell>
          <table:table-cell table:style-name="ce21" office:value-type="string" calcext:value-type="string">
            <text:p>Out 4</text:p>
          </table:table-cell>
          <table:table-cell table:style-name="ce21" office:value-type="string" calcext:value-type="string">
            <text:p>Out 5</text:p>
          </table:table-cell>
          <table:table-cell table:style-name="ce21" office:value-type="string" calcext:value-type="string">
            <text:p>Out 6</text:p>
          </table:table-cell>
          <table:table-cell table:style-name="ce21" office:value-type="string" calcext:value-type="string">
            <text:p>Out 7</text:p>
          </table:table-cell>
          <table:table-cell table:style-name="ce21" office:value-type="string" calcext:value-type="string">
            <text:p>Out 8</text:p>
          </table:table-cell>
          <table:table-cell table:style-name="ce58"/>
          <table:table-cell table:style-name="ce10"/>
          <table:table-cell table:style-name="ce33" table:number-columns-repeated="4"/>
          <table:table-cell table:style-name="ce67" table:number-columns-repeated="3"/>
          <table:table-cell table:style-name="ce73" office:value-type="string" calcext:value-type="string" table:number-columns-spanned="7" table:number-rows-spanned="3">
            <text:p>You may need to ensure that Libreoffice has Full disk access on Mac in order for the file to be successfully created</text:p>
          </table:table-cell>
          <table:covered-table-cell table:number-columns-repeated="5" table:style-name="ce67"/>
          <table:covered-table-cell table:style-name="ce33"/>
          <table:table-cell table:style-name="ce6"/>
          <table:table-cell table:style-name="ce69"/>
          <table:table-cell table:style-name="ce4" office:value-type="string" calcext:value-type="string">
            <text:p>O14</text:p>
          </table:table-cell>
          <table:table-cell table:style-name="ce4" office:value-type="string" calcext:value-type="string">
            <text:p>O58</text:p>
          </table:table-cell>
          <table:table-cell table:number-columns-repeated="16355"/>
        </table:table-row>
        <table:table-row table:style-name="ro4">
          <table:table-cell table:style-name="ce8" office:value-type="string" calcext:value-type="string">
            <text:p>In 1 </text:p>
          </table:table-cell>
          <table:table-cell table:style-name="ce28" table:content-validation-name="val2" office:value-type="string" calcext:value-type="string">
            <text:p>0</text:p>
            <draw:control draw:z-index="0" draw:name="Control 9" draw:style-name="gr1" draw:text-style-name="P2" svg:width="0.503cm" svg:height="0.432cm" svg:x="0.009cm" svg:y="0.454cm" draw:control="control1"/>
            <draw:control draw:z-index="1" draw:name="Control 10" draw:style-name="gr1" draw:text-style-name="P2" svg:width="0.503cm" svg:height="0.432cm" svg:x="0.758cm" svg:y="0.454cm" draw:control="control2"/>
            <draw:control draw:z-index="55" draw:name="Control 1" draw:style-name="gr2" draw:text-style-name="P1" svg:width="0.503cm" svg:height="0.432cm" svg:x="0.009cm" svg:y="0.001cm" draw:control="control56"/>
            <draw:control draw:z-index="56" draw:name="Control 2" draw:style-name="gr1" draw:text-style-name="P2" svg:width="0.503cm" svg:height="0.432cm" svg:x="0.758cm" svg:y="0.001cm" draw:control="control57"/>
          </table:table-cell>
          <table:table-cell table:style-name="ce40" table:content-validation-name="val2" office:value-type="string" calcext:value-type="string">
            <text:p>1</text:p>
            <draw:control draw:z-index="2" draw:name="Control 11" draw:style-name="gr1" draw:text-style-name="P2" svg:width="0.503cm" svg:height="0.432cm" svg:x="0.778cm" svg:y="0.454cm" draw:control="control3"/>
            <draw:control draw:z-index="57" draw:name="Control 3" draw:style-name="gr1" draw:text-style-name="P2" svg:width="0.503cm" svg:height="0.432cm" svg:x="0.778cm" svg:y="0.001cm" draw:control="control58"/>
          </table:table-cell>
          <table:table-cell table:style-name="ce40" table:content-validation-name="val2" office:value-type="string" calcext:value-type="string">
            <text:p>1</text:p>
            <draw:control draw:z-index="3" draw:name="Control 12" draw:style-name="gr1" draw:text-style-name="P2" svg:width="0.503cm" svg:height="0.432cm" svg:x="0.757cm" svg:y="0.454cm" draw:control="control4"/>
            <draw:control draw:z-index="58" draw:name="Control 4" draw:style-name="gr1" draw:text-style-name="P2" svg:width="0.503cm" svg:height="0.432cm" svg:x="0.757cm" svg:y="0.001cm" draw:control="control59"/>
          </table:table-cell>
          <table:table-cell table:style-name="ce40" table:content-validation-name="val2" office:value-type="string" calcext:value-type="string">
            <text:p>1</text:p>
            <draw:control draw:z-index="4" draw:name="Control 13" draw:style-name="gr1" draw:text-style-name="P2" svg:width="0.503cm" svg:height="0.432cm" svg:x="0.858cm" svg:y="0.454cm" draw:control="control5"/>
            <draw:control draw:z-index="59" draw:name="Control 5" draw:style-name="gr1" draw:text-style-name="P2" svg:width="0.503cm" svg:height="0.432cm" svg:x="0.858cm" svg:y="0.001cm" draw:control="control60"/>
          </table:table-cell>
          <table:table-cell table:style-name="ce40" table:content-validation-name="val2" office:value-type="string" calcext:value-type="string">
            <text:p>1</text:p>
            <draw:control draw:z-index="5" draw:name="Control 14" draw:style-name="gr1" draw:text-style-name="P2" svg:width="0.503cm" svg:height="0.432cm" svg:x="0.698cm" svg:y="0.454cm" draw:control="control6"/>
            <draw:control draw:z-index="60" draw:name="Control 6" draw:style-name="gr1" draw:text-style-name="P2" svg:width="0.503cm" svg:height="0.432cm" svg:x="0.698cm" svg:y="0.001cm" draw:control="control61"/>
          </table:table-cell>
          <table:table-cell table:style-name="ce40" table:content-validation-name="val2" office:value-type="string" calcext:value-type="string">
            <text:p>1</text:p>
            <draw:control draw:z-index="6" draw:name="Control 15" draw:style-name="gr1" draw:text-style-name="P2" svg:width="0.503cm" svg:height="0.432cm" svg:x="0.678cm" svg:y="0.454cm" draw:control="control7"/>
            <draw:control draw:z-index="61" draw:name="Control 7" draw:style-name="gr1" draw:text-style-name="P2" svg:width="0.503cm" svg:height="0.432cm" svg:x="0.678cm" svg:y="0.001cm" draw:control="control62"/>
          </table:table-cell>
          <table:table-cell table:style-name="ce40" table:content-validation-name="val2" office:value-type="string" calcext:value-type="string">
            <text:p>1</text:p>
            <draw:control draw:z-index="7" draw:name="Control 16" draw:style-name="gr1" draw:text-style-name="P2" svg:width="0.503cm" svg:height="0.432cm" svg:x="0.717cm" svg:y="0.454cm" draw:control="control8"/>
            <draw:control draw:z-index="62" draw:name="Control 8" draw:style-name="gr1" draw:text-style-name="P2" svg:width="0.503cm" svg:height="0.432cm" svg:x="0.717cm" svg:y="0.001cm" draw:control="control63"/>
          </table:table-cell>
          <table:table-cell table:style-name="ce55" table:content-validation-name="val2" office:value-type="string" calcext:value-type="string">
            <text:p>1</text:p>
          </table:table-cell>
          <table:table-cell table:style-name="ce6"/>
          <table:table-cell table:style-name="ce10"/>
          <table:table-cell table:style-name="ce33" table:number-columns-repeated="4"/>
          <table:table-cell table:style-name="ce67" table:number-columns-repeated="3"/>
          <table:covered-table-cell table:number-columns-repeated="6" table:style-name="ce67"/>
          <table:covered-table-cell table:style-name="ce33"/>
          <table:table-cell table:style-name="ce6"/>
          <table:table-cell table:style-name="ce69"/>
          <table:table-cell table:style-name="ce66" table:formula="of:=BIN2HEX(CONCATENATE([.E5];[.D5];[.C5];[.B5]); 2)" office:value-type="string" office:string-value="0E" calcext:value-type="string">
            <text:p>0E</text:p>
          </table:table-cell>
          <table:table-cell table:style-name="ce66" table:formula="of:=BIN2HEX(CONCATENATE([.I5];[.H5];[.G5];[.F5]);2)" office:value-type="string" office:string-value="0F" calcext:value-type="string">
            <text:p>0F</text:p>
          </table:table-cell>
          <table:table-cell table:number-columns-repeated="16355"/>
        </table:table-row>
        <table:table-row table:style-name="ro1">
          <table:table-cell table:style-name="ce8" office:value-type="string" calcext:value-type="string">
            <text:p>In 2 </text:p>
          </table:table-cell>
          <table:table-cell table:style-name="ce30" table:content-validation-name="val2" office:value-type="string" calcext:value-type="string">
            <text:p>1</text:p>
            <draw:control draw:z-index="8" draw:name="Control 19" draw:style-name="gr1" draw:text-style-name="P2" svg:width="0.503cm" svg:height="0.432cm" svg:x="0.758cm" svg:y="0.448cm" draw:control="control9"/>
            <draw:control draw:z-index="63" draw:name="Control 17" draw:style-name="gr1" draw:text-style-name="P2" svg:width="0.503cm" svg:height="0.432cm" svg:x="0.009cm" svg:y="0.448cm" draw:control="control64"/>
          </table:table-cell>
          <table:table-cell table:style-name="ce44" table:content-validation-name="val2" office:value-type="string" calcext:value-type="string">
            <text:p>0</text:p>
            <draw:control draw:z-index="9" draw:name="Control 20" draw:style-name="gr1" draw:text-style-name="P2" svg:width="0.503cm" svg:height="0.432cm" svg:x="0.778cm" svg:y="0.448cm" draw:control="control10"/>
          </table:table-cell>
          <table:table-cell table:style-name="ce44" table:content-validation-name="val2" office:value-type="string" calcext:value-type="string">
            <text:p>0</text:p>
            <draw:control draw:z-index="10" draw:name="Control 21" draw:style-name="gr1" draw:text-style-name="P2" svg:width="0.503cm" svg:height="0.432cm" svg:x="0.757cm" svg:y="0.448cm" draw:control="control11"/>
          </table:table-cell>
          <table:table-cell table:style-name="ce44" table:content-validation-name="val2" office:value-type="string" calcext:value-type="string">
            <text:p>0</text:p>
            <draw:control draw:z-index="11" draw:name="Control 22" draw:style-name="gr1" draw:text-style-name="P2" svg:width="0.503cm" svg:height="0.432cm" svg:x="0.858cm" svg:y="0.448cm" draw:control="control12"/>
          </table:table-cell>
          <table:table-cell table:style-name="ce44" table:content-validation-name="val2" office:value-type="string" calcext:value-type="string">
            <text:p>0</text:p>
            <draw:control draw:z-index="12" draw:name="Control 23" draw:style-name="gr1" draw:text-style-name="P2" svg:width="0.503cm" svg:height="0.432cm" svg:x="0.698cm" svg:y="0.448cm" draw:control="control13"/>
          </table:table-cell>
          <table:table-cell table:style-name="ce44" table:content-validation-name="val2" office:value-type="string" calcext:value-type="string">
            <text:p>0</text:p>
            <draw:control draw:z-index="13" draw:name="Control 24" draw:style-name="gr1" draw:text-style-name="P2" svg:width="0.503cm" svg:height="0.432cm" svg:x="0.678cm" svg:y="0.448cm" draw:control="control14"/>
          </table:table-cell>
          <table:table-cell table:style-name="ce44" table:content-validation-name="val2" office:value-type="string" calcext:value-type="string">
            <text:p>0</text:p>
            <draw:control draw:z-index="14" draw:name="Control 25" draw:style-name="gr1" draw:text-style-name="P2" svg:width="0.503cm" svg:height="0.432cm" svg:x="0.717cm" svg:y="0.448cm" draw:control="control15"/>
          </table:table-cell>
          <table:table-cell table:style-name="ce56" table:content-validation-name="val2" office:value-type="string" calcext:value-type="string">
            <text:p>0</text:p>
          </table:table-cell>
          <table:table-cell table:style-name="ce6"/>
          <table:table-cell table:style-name="ce10"/>
          <table:table-cell table:style-name="ce33" table:number-columns-repeated="4"/>
          <table:table-cell table:style-name="ce67" table:number-columns-repeated="3"/>
          <table:covered-table-cell table:number-columns-repeated="6" table:style-name="ce67"/>
          <table:covered-table-cell table:style-name="ce33"/>
          <table:table-cell table:style-name="ce6"/>
          <table:table-cell table:style-name="ce69"/>
          <table:table-cell table:style-name="ce66" table:formula="of:=BIN2HEX(CONCATENATE([.E6];[.D6];[.C6];[.B6]); 2)" office:value-type="string" office:string-value="01" calcext:value-type="string">
            <text:p>01</text:p>
          </table:table-cell>
          <table:table-cell table:style-name="ce66" table:formula="of:=BIN2HEX(CONCATENATE([.I6];[.H6];[.G6];[.F6]);2)" office:value-type="string" office:string-value="00" calcext:value-type="string">
            <text:p>00</text:p>
          </table:table-cell>
          <table:table-cell table:number-columns-repeated="16355"/>
        </table:table-row>
        <table:table-row table:style-name="ro1">
          <table:table-cell table:style-name="ce8" office:value-type="string" calcext:value-type="string">
            <text:p>In 3 </text:p>
          </table:table-cell>
          <table:table-cell table:style-name="ce30" table:content-validation-name="val2" office:value-type="string" calcext:value-type="string">
            <text:p>1</text:p>
          </table:table-cell>
          <table:table-cell table:number-columns-repeated="6" table:style-name="ce44" table:content-validation-name="val2" office:value-type="string" calcext:value-type="string">
            <text:p>0</text:p>
          </table:table-cell>
          <table:table-cell table:style-name="ce56" table:content-validation-name="val2" office:value-type="string" calcext:value-type="string">
            <text:p>0</text:p>
          </table:table-cell>
          <table:table-cell table:style-name="ce6" table:number-columns-repeated="3"/>
          <table:table-cell table:style-name="ce69" table:number-columns-repeated="2"/>
          <table:table-cell table:style-name="ce6"/>
          <table:table-cell table:style-name="ce69" table:number-columns-repeated="9"/>
          <table:table-cell table:style-name="ce6" table:number-columns-repeated="2"/>
          <table:table-cell table:style-name="ce69"/>
          <table:table-cell table:style-name="ce66" table:formula="of:=BIN2HEX(CONCATENATE([.E7];[.D7];[.C7];[.B7]); 2)" office:value-type="string" office:string-value="01" calcext:value-type="string">
            <text:p>01</text:p>
          </table:table-cell>
          <table:table-cell table:style-name="ce66" table:formula="of:=BIN2HEX(CONCATENATE([.I7];[.H7];[.G7];[.F7]);2)" office:value-type="string" office:string-value="00" calcext:value-type="string">
            <text:p>00</text:p>
          </table:table-cell>
          <table:table-cell table:number-columns-repeated="16355"/>
        </table:table-row>
        <table:table-row table:style-name="ro1">
          <table:table-cell table:style-name="ce8" office:value-type="string" calcext:value-type="string">
            <text:p>In 4 </text:p>
          </table:table-cell>
          <table:table-cell table:style-name="ce30" table:content-validation-name="val2" office:value-type="string" calcext:value-type="string">
            <text:p>1</text:p>
            <draw:control draw:z-index="15" draw:name="Control 26" draw:style-name="gr1" draw:text-style-name="P2" svg:width="0.503cm" svg:height="0.432cm" svg:x="0.009cm" svg:y="-0.002cm" draw:control="control16"/>
            <draw:control draw:z-index="16" draw:name="Control 27" draw:style-name="gr1" draw:text-style-name="P2" svg:width="0.503cm" svg:height="0.432cm" svg:x="0.758cm" svg:y="-0.002cm" draw:control="control17"/>
          </table:table-cell>
          <table:table-cell table:style-name="ce44" table:content-validation-name="val2" office:value-type="string" calcext:value-type="string">
            <text:p>0</text:p>
            <draw:control draw:z-index="17" draw:name="Control 28" draw:style-name="gr1" draw:text-style-name="P2" svg:width="0.503cm" svg:height="0.432cm" svg:x="0.778cm" svg:y="-0.002cm" draw:control="control18"/>
          </table:table-cell>
          <table:table-cell table:style-name="ce44" table:content-validation-name="val2" office:value-type="string" calcext:value-type="string">
            <text:p>0</text:p>
            <draw:control draw:z-index="18" draw:name="Control 29" draw:style-name="gr1" draw:text-style-name="P2" svg:width="0.503cm" svg:height="0.432cm" svg:x="0.757cm" svg:y="-0.002cm" draw:control="control19"/>
          </table:table-cell>
          <table:table-cell table:style-name="ce44" table:content-validation-name="val2" office:value-type="string" calcext:value-type="string">
            <text:p>0</text:p>
            <draw:control draw:z-index="19" draw:name="Control 30" draw:style-name="gr1" draw:text-style-name="P2" svg:width="0.503cm" svg:height="0.432cm" svg:x="0.858cm" svg:y="-0.002cm" draw:control="control20"/>
          </table:table-cell>
          <table:table-cell table:style-name="ce44" table:content-validation-name="val2" office:value-type="string" calcext:value-type="string">
            <text:p>0</text:p>
            <draw:control draw:z-index="20" draw:name="Control 31" draw:style-name="gr1" draw:text-style-name="P2" svg:width="0.503cm" svg:height="0.432cm" svg:x="0.698cm" svg:y="-0.002cm" draw:control="control21"/>
          </table:table-cell>
          <table:table-cell table:style-name="ce44" table:content-validation-name="val2" office:value-type="string" calcext:value-type="string">
            <text:p>0</text:p>
            <draw:control draw:z-index="21" draw:name="Control 32" draw:style-name="gr1" draw:text-style-name="P2" svg:width="0.503cm" svg:height="0.432cm" svg:x="0.678cm" svg:y="-0.002cm" draw:control="control22"/>
          </table:table-cell>
          <table:table-cell table:style-name="ce44" table:content-validation-name="val2" office:value-type="string" calcext:value-type="string">
            <text:p>0</text:p>
            <draw:control draw:z-index="22" draw:name="Control 33" draw:style-name="gr1" draw:text-style-name="P2" svg:width="0.503cm" svg:height="0.432cm" svg:x="0.717cm" svg:y="-0.002cm" draw:control="control23"/>
          </table:table-cell>
          <table:table-cell table:style-name="ce56" table:content-validation-name="val2" office:value-type="string" calcext:value-type="string">
            <text:p>0</text:p>
          </table:table-cell>
          <table:table-cell table:style-name="ce6"/>
          <table:table-cell table:style-name="ce52" office:value-type="string" calcext:value-type="string" table:number-columns-spanned="15" table:number-rows-spanned="5">
            <text:p>The sysex for each patch is composed of 28 bytes – the key ones that  change are byte 11 for patch number and then 16 bytes ffrom byte 12 to 27, 2 bytes for each input to represent mapping of each input to outputs 1-4 and 5-8 with 0s and 1s representing disconnected and connected states. As an example If you connect Input 1 to out 2,34 results in Binary: 1110  (connection state to outputs mapped in reverse order, 4,3,2,1) → Hex : 0E) which becomes byte 1, Input 1 connected to outs 5,6,7,8 (Binary: 1111  → Hex: 0F) and so on.The grid on the right side represents the hex value of the input to output mappings that are being checked in the matrix in the left and will feed into the sysex that should be sent. </text:p>
            <text:p/>
            <text:p>Reference: https://alsa.opensrc.org/USBMidiDevices#Midisport_8x8 </text:p>
            <text:p/>
          </table:table-cell>
          <table:covered-table-cell table:style-name="ce6"/>
          <table:covered-table-cell table:number-columns-repeated="2" table:style-name="ce69"/>
          <table:covered-table-cell table:style-name="ce6"/>
          <table:covered-table-cell table:number-columns-repeated="9" table:style-name="ce69"/>
          <table:covered-table-cell table:style-name="ce6"/>
          <table:table-cell table:style-name="ce6"/>
          <table:table-cell table:style-name="ce69"/>
          <table:table-cell table:style-name="ce66" table:formula="of:=BIN2HEX(CONCATENATE([.E8];[.D8];[.C8];[.B8]); 2)" office:value-type="string" office:string-value="01" calcext:value-type="string">
            <text:p>01</text:p>
          </table:table-cell>
          <table:table-cell table:style-name="ce66" table:formula="of:=BIN2HEX(CONCATENATE([.I8];[.H8];[.G8];[.F8]);2)" office:value-type="string" office:string-value="00" calcext:value-type="string">
            <text:p>00</text:p>
          </table:table-cell>
          <table:table-cell table:number-columns-repeated="16355"/>
        </table:table-row>
        <table:table-row table:style-name="ro1">
          <table:table-cell table:style-name="ce8" office:value-type="string" calcext:value-type="string">
            <text:p>In 5 </text:p>
          </table:table-cell>
          <table:table-cell table:style-name="ce30" table:content-validation-name="val2" office:value-type="string" calcext:value-type="string">
            <text:p>1</text:p>
            <draw:control draw:z-index="23" draw:name="Control 34" draw:style-name="gr1" draw:text-style-name="P2" svg:width="0.503cm" svg:height="0.432cm" svg:x="0.009cm" svg:y="0cm" draw:control="control24"/>
            <draw:control draw:z-index="24" draw:name="Control 35" draw:style-name="gr1" draw:text-style-name="P2" svg:width="0.503cm" svg:height="0.432cm" svg:x="0.758cm" svg:y="0cm" draw:control="control25"/>
          </table:table-cell>
          <table:table-cell table:style-name="ce44" table:content-validation-name="val2" office:value-type="string" calcext:value-type="string">
            <text:p>0</text:p>
            <draw:control draw:z-index="25" draw:name="Control 36" draw:style-name="gr1" draw:text-style-name="P2" svg:width="0.503cm" svg:height="0.432cm" svg:x="0.778cm" svg:y="0cm" draw:control="control26"/>
          </table:table-cell>
          <table:table-cell table:style-name="ce44" table:content-validation-name="val2" office:value-type="string" calcext:value-type="string">
            <text:p>0</text:p>
            <draw:control draw:z-index="26" draw:name="Control 37" draw:style-name="gr1" draw:text-style-name="P2" svg:width="0.503cm" svg:height="0.432cm" svg:x="0.757cm" svg:y="0cm" draw:control="control27"/>
          </table:table-cell>
          <table:table-cell table:style-name="ce44" table:content-validation-name="val2" office:value-type="string" calcext:value-type="string">
            <text:p>0</text:p>
            <draw:control draw:z-index="27" draw:name="Control 38" draw:style-name="gr1" draw:text-style-name="P2" svg:width="0.503cm" svg:height="0.432cm" svg:x="0.858cm" svg:y="0cm" draw:control="control28"/>
          </table:table-cell>
          <table:table-cell table:style-name="ce44" table:content-validation-name="val2" office:value-type="string" calcext:value-type="string">
            <text:p>0</text:p>
            <draw:control draw:z-index="28" draw:name="Control 39" draw:style-name="gr1" draw:text-style-name="P2" svg:width="0.503cm" svg:height="0.432cm" svg:x="0.698cm" svg:y="0cm" draw:control="control29"/>
          </table:table-cell>
          <table:table-cell table:style-name="ce44" table:content-validation-name="val2" office:value-type="string" calcext:value-type="string">
            <text:p>0</text:p>
            <draw:control draw:z-index="29" draw:name="Control 40" draw:style-name="gr1" draw:text-style-name="P2" svg:width="0.503cm" svg:height="0.432cm" svg:x="0.678cm" svg:y="0cm" draw:control="control30"/>
          </table:table-cell>
          <table:table-cell table:style-name="ce44" table:content-validation-name="val2" office:value-type="string" calcext:value-type="string">
            <text:p>0</text:p>
            <draw:control draw:z-index="30" draw:name="Control 41" draw:style-name="gr1" draw:text-style-name="P2" svg:width="0.503cm" svg:height="0.432cm" svg:x="0.717cm" svg:y="0cm" draw:control="control31"/>
          </table:table-cell>
          <table:table-cell table:style-name="ce56" table:content-validation-name="val2" office:value-type="string" calcext:value-type="string">
            <text:p>0</text:p>
          </table:table-cell>
          <table:table-cell table:style-name="ce6"/>
          <table:covered-table-cell table:number-columns-repeated="2" table:style-name="ce6"/>
          <table:covered-table-cell table:number-columns-repeated="2" table:style-name="ce69"/>
          <table:covered-table-cell table:style-name="ce6"/>
          <table:covered-table-cell table:number-columns-repeated="9" table:style-name="ce69"/>
          <table:covered-table-cell table:style-name="ce6"/>
          <table:table-cell table:style-name="ce6"/>
          <table:table-cell table:style-name="ce69"/>
          <table:table-cell table:style-name="ce66" table:formula="of:=BIN2HEX(CONCATENATE([.E9];[.D9];[.C9];[.B9]); 2)" office:value-type="string" office:string-value="01" calcext:value-type="string">
            <text:p>01</text:p>
          </table:table-cell>
          <table:table-cell table:style-name="ce66" table:formula="of:=BIN2HEX(CONCATENATE([.I9];[.H9];[.G9];[.F9]);2)" office:value-type="string" office:string-value="00" calcext:value-type="string">
            <text:p>00</text:p>
          </table:table-cell>
          <table:table-cell table:number-columns-repeated="16355"/>
        </table:table-row>
        <table:table-row table:style-name="ro1">
          <table:table-cell table:style-name="ce8" office:value-type="string" calcext:value-type="string">
            <text:p>In 6 </text:p>
          </table:table-cell>
          <table:table-cell table:style-name="ce30" table:content-validation-name="val2" office:value-type="string" calcext:value-type="string">
            <text:p>1</text:p>
            <draw:control draw:z-index="31" draw:name="Control 42" draw:style-name="gr1" draw:text-style-name="P2" svg:width="0.503cm" svg:height="0.432cm" svg:x="0.009cm" svg:y="0.002cm" draw:control="control32"/>
            <draw:control draw:z-index="34" draw:name="Control 45" draw:style-name="gr1" draw:text-style-name="P2" svg:width="0.503cm" svg:height="0.432cm" svg:x="0.758cm" svg:y="0.002cm" draw:control="control35"/>
          </table:table-cell>
          <table:table-cell table:style-name="ce44" table:content-validation-name="val2" office:value-type="string" calcext:value-type="string">
            <text:p>0</text:p>
            <draw:control draw:z-index="37" draw:name="Control 48" draw:style-name="gr1" draw:text-style-name="P2" svg:width="0.503cm" svg:height="0.432cm" svg:x="0.778cm" svg:y="0.002cm" draw:control="control38"/>
          </table:table-cell>
          <table:table-cell table:style-name="ce44" table:content-validation-name="val2" office:value-type="string" calcext:value-type="string">
            <text:p>0</text:p>
            <draw:control draw:z-index="40" draw:name="Control 51" draw:style-name="gr1" draw:text-style-name="P2" svg:width="0.503cm" svg:height="0.432cm" svg:x="0.757cm" svg:y="0.002cm" draw:control="control41"/>
          </table:table-cell>
          <table:table-cell table:style-name="ce44" table:content-validation-name="val2" office:value-type="string" calcext:value-type="string">
            <text:p>0</text:p>
            <draw:control draw:z-index="43" draw:name="Control 54" draw:style-name="gr1" draw:text-style-name="P2" svg:width="0.503cm" svg:height="0.432cm" svg:x="0.858cm" svg:y="0.002cm" draw:control="control44"/>
          </table:table-cell>
          <table:table-cell table:style-name="ce44" table:content-validation-name="val2" office:value-type="string" calcext:value-type="string">
            <text:p>0</text:p>
            <draw:control draw:z-index="46" draw:name="Control 57" draw:style-name="gr1" draw:text-style-name="P2" svg:width="0.503cm" svg:height="0.432cm" svg:x="0.698cm" svg:y="0.002cm" draw:control="control47"/>
          </table:table-cell>
          <table:table-cell table:style-name="ce44" table:content-validation-name="val2" office:value-type="string" calcext:value-type="string">
            <text:p>0</text:p>
            <draw:control draw:z-index="49" draw:name="Control 60" draw:style-name="gr1" draw:text-style-name="P2" svg:width="0.503cm" svg:height="0.432cm" svg:x="0.678cm" svg:y="0.002cm" draw:control="control50"/>
          </table:table-cell>
          <table:table-cell table:style-name="ce44" table:content-validation-name="val2" office:value-type="string" calcext:value-type="string">
            <text:p>0</text:p>
            <draw:control draw:z-index="52" draw:name="Control 63" draw:style-name="gr1" draw:text-style-name="P2" svg:width="0.503cm" svg:height="0.432cm" svg:x="0.717cm" svg:y="0.002cm" draw:control="control53"/>
          </table:table-cell>
          <table:table-cell table:style-name="ce56" table:content-validation-name="val2" office:value-type="string" calcext:value-type="string">
            <text:p>0</text:p>
          </table:table-cell>
          <table:table-cell table:style-name="ce6"/>
          <table:covered-table-cell table:number-columns-repeated="2" table:style-name="ce6"/>
          <table:covered-table-cell table:number-columns-repeated="2" table:style-name="ce69"/>
          <table:covered-table-cell table:style-name="ce6"/>
          <table:covered-table-cell table:number-columns-repeated="9" table:style-name="ce69"/>
          <table:covered-table-cell table:style-name="ce6"/>
          <table:table-cell table:style-name="ce6"/>
          <table:table-cell table:style-name="ce69"/>
          <table:table-cell table:style-name="ce66" table:formula="of:=BIN2HEX(CONCATENATE([.E10];[.D10];[.C10];[.B10]); 2)" office:value-type="string" office:string-value="01" calcext:value-type="string">
            <text:p>01</text:p>
          </table:table-cell>
          <table:table-cell table:style-name="ce66" table:formula="of:=BIN2HEX(CONCATENATE([.I10];[.H10];[.G10];[.F10]);2)" office:value-type="string" office:string-value="00" calcext:value-type="string">
            <text:p>00</text:p>
          </table:table-cell>
          <table:table-cell table:number-columns-repeated="16355"/>
        </table:table-row>
        <table:table-row table:style-name="ro1">
          <table:table-cell table:style-name="ce8" office:value-type="string" calcext:value-type="string">
            <text:p>In 7 </text:p>
          </table:table-cell>
          <table:table-cell table:style-name="ce30" table:content-validation-name="val2" office:value-type="string" calcext:value-type="string">
            <text:p>1</text:p>
            <draw:control draw:z-index="32" draw:name="Control 43" draw:style-name="gr1" draw:text-style-name="P2" svg:width="0.503cm" svg:height="0.432cm" svg:x="0.009cm" svg:y="0.004cm" draw:control="control33"/>
            <draw:control draw:z-index="35" draw:name="Control 46" draw:style-name="gr1" draw:text-style-name="P2" svg:width="0.503cm" svg:height="0.432cm" svg:x="0.758cm" svg:y="0.004cm" draw:control="control36"/>
          </table:table-cell>
          <table:table-cell table:style-name="ce44" table:content-validation-name="val2" office:value-type="string" calcext:value-type="string">
            <text:p>0</text:p>
            <draw:control draw:z-index="38" draw:name="Control 49" draw:style-name="gr1" draw:text-style-name="P2" svg:width="0.503cm" svg:height="0.432cm" svg:x="0.778cm" svg:y="0.004cm" draw:control="control39"/>
          </table:table-cell>
          <table:table-cell table:style-name="ce44" table:content-validation-name="val2" office:value-type="string" calcext:value-type="string">
            <text:p>0</text:p>
            <draw:control draw:z-index="41" draw:name="Control 52" draw:style-name="gr1" draw:text-style-name="P2" svg:width="0.503cm" svg:height="0.432cm" svg:x="0.757cm" svg:y="0.004cm" draw:control="control42"/>
          </table:table-cell>
          <table:table-cell table:style-name="ce44" table:content-validation-name="val2" office:value-type="string" calcext:value-type="string">
            <text:p>0</text:p>
            <draw:control draw:z-index="44" draw:name="Control 55" draw:style-name="gr1" draw:text-style-name="P2" svg:width="0.503cm" svg:height="0.432cm" svg:x="0.858cm" svg:y="0.004cm" draw:control="control45"/>
          </table:table-cell>
          <table:table-cell table:style-name="ce44" table:content-validation-name="val2" office:value-type="string" calcext:value-type="string">
            <text:p>0</text:p>
            <draw:control draw:z-index="47" draw:name="Control 58" draw:style-name="gr1" draw:text-style-name="P2" svg:width="0.503cm" svg:height="0.432cm" svg:x="0.698cm" svg:y="0.004cm" draw:control="control48"/>
          </table:table-cell>
          <table:table-cell table:style-name="ce44" table:content-validation-name="val2" office:value-type="string" calcext:value-type="string">
            <text:p>0</text:p>
            <draw:control draw:z-index="50" draw:name="Control 61" draw:style-name="gr1" draw:text-style-name="P2" svg:width="0.503cm" svg:height="0.432cm" svg:x="0.678cm" svg:y="0.004cm" draw:control="control51"/>
          </table:table-cell>
          <table:table-cell table:style-name="ce44" table:content-validation-name="val2" office:value-type="string" calcext:value-type="string">
            <text:p>0</text:p>
            <draw:control draw:z-index="53" draw:name="Control 64" draw:style-name="gr1" draw:text-style-name="P2" svg:width="0.503cm" svg:height="0.432cm" svg:x="0.717cm" svg:y="0.004cm" draw:control="control54"/>
          </table:table-cell>
          <table:table-cell table:style-name="ce56" table:content-validation-name="val2" office:value-type="string" calcext:value-type="string">
            <text:p>0</text:p>
          </table:table-cell>
          <table:table-cell table:style-name="ce6"/>
          <table:covered-table-cell table:number-columns-repeated="2" table:style-name="ce6"/>
          <table:covered-table-cell table:number-columns-repeated="2" table:style-name="ce69"/>
          <table:covered-table-cell table:style-name="ce6"/>
          <table:covered-table-cell table:number-columns-repeated="9" table:style-name="ce69"/>
          <table:covered-table-cell table:style-name="ce6"/>
          <table:table-cell table:style-name="ce6"/>
          <table:table-cell table:style-name="ce69"/>
          <table:table-cell table:style-name="ce66" table:formula="of:=BIN2HEX(CONCATENATE([.E11];[.D11];[.C11];[.B11]); 2)" office:value-type="string" office:string-value="01" calcext:value-type="string">
            <text:p>01</text:p>
          </table:table-cell>
          <table:table-cell table:style-name="ce66" table:formula="of:=BIN2HEX(CONCATENATE([.I11];[.H11];[.G11];[.F11]);2)" office:value-type="string" office:string-value="00" calcext:value-type="string">
            <text:p>00</text:p>
          </table:table-cell>
          <table:table-cell table:number-columns-repeated="16355"/>
        </table:table-row>
        <table:table-row table:style-name="ro1">
          <table:table-cell table:style-name="ce8" office:value-type="string" calcext:value-type="string">
            <text:p>In 8 </text:p>
          </table:table-cell>
          <table:table-cell table:style-name="ce31" table:content-validation-name="val2" office:value-type="string" calcext:value-type="string">
            <text:p>1</text:p>
            <draw:control draw:z-index="33" draw:name="Control 44" draw:style-name="gr1" draw:text-style-name="P2" svg:width="0.503cm" svg:height="0.432cm" svg:x="0.009cm" svg:y="0.005cm" draw:control="control34"/>
            <draw:control draw:z-index="36" draw:name="Control 47" draw:style-name="gr1" draw:text-style-name="P2" svg:width="0.503cm" svg:height="0.432cm" svg:x="0.758cm" svg:y="0.005cm" draw:control="control37"/>
          </table:table-cell>
          <table:table-cell table:style-name="ce45" table:content-validation-name="val2" office:value-type="float" office:value="0" calcext:value-type="float">
            <text:p>0</text:p>
            <draw:control draw:z-index="39" draw:name="Control 50" draw:style-name="gr1" draw:text-style-name="P2" svg:width="0.503cm" svg:height="0.432cm" svg:x="0.778cm" svg:y="0.005cm" draw:control="control40"/>
          </table:table-cell>
          <table:table-cell table:style-name="ce54" table:content-validation-name="val2" office:value-type="string" calcext:value-type="string">
            <text:p>0</text:p>
            <draw:control draw:z-index="42" draw:name="Control 53" draw:style-name="gr1" draw:text-style-name="P2" svg:width="0.503cm" svg:height="0.432cm" svg:x="0.757cm" svg:y="0.005cm" draw:control="control43"/>
          </table:table-cell>
          <table:table-cell table:style-name="ce54" table:content-validation-name="val2" office:value-type="string" calcext:value-type="string">
            <text:p>0</text:p>
            <draw:control draw:z-index="45" draw:name="Control 56" draw:style-name="gr1" draw:text-style-name="P2" svg:width="0.503cm" svg:height="0.432cm" svg:x="0.858cm" svg:y="0.005cm" draw:control="control46"/>
          </table:table-cell>
          <table:table-cell table:style-name="ce54" table:content-validation-name="val2" office:value-type="string" calcext:value-type="string">
            <text:p>0</text:p>
            <draw:control draw:z-index="48" draw:name="Control 59" draw:style-name="gr1" draw:text-style-name="P2" svg:width="0.503cm" svg:height="0.432cm" svg:x="0.698cm" svg:y="0.005cm" draw:control="control49"/>
          </table:table-cell>
          <table:table-cell table:style-name="ce54" table:content-validation-name="val2" office:value-type="string" calcext:value-type="string">
            <text:p>0</text:p>
            <draw:control draw:z-index="51" draw:name="Control 62" draw:style-name="gr1" draw:text-style-name="P2" svg:width="0.503cm" svg:height="0.432cm" svg:x="0.678cm" svg:y="0.005cm" draw:control="control52"/>
          </table:table-cell>
          <table:table-cell table:style-name="ce54" table:content-validation-name="val2" office:value-type="string" calcext:value-type="string">
            <text:p>0</text:p>
            <draw:control draw:z-index="54" draw:name="Control 65" draw:style-name="gr1" draw:text-style-name="P2" svg:width="0.503cm" svg:height="0.432cm" svg:x="0.717cm" svg:y="0.005cm" draw:control="control55"/>
          </table:table-cell>
          <table:table-cell table:style-name="ce57" table:content-validation-name="val2" office:value-type="string" calcext:value-type="string">
            <text:p>0</text:p>
          </table:table-cell>
          <table:table-cell table:style-name="ce6"/>
          <table:covered-table-cell table:number-columns-repeated="2" table:style-name="ce6"/>
          <table:covered-table-cell table:number-columns-repeated="2" table:style-name="ce69"/>
          <table:covered-table-cell table:style-name="ce6"/>
          <table:covered-table-cell table:number-columns-repeated="9" table:style-name="ce69"/>
          <table:covered-table-cell table:style-name="ce6"/>
          <table:table-cell table:style-name="ce6"/>
          <table:table-cell table:style-name="ce69"/>
          <table:table-cell table:style-name="ce66" table:formula="of:=BIN2HEX(CONCATENATE([.E12];[.D12];[.C12];[.B12]); 2)" office:value-type="string" office:string-value="01" calcext:value-type="string">
            <text:p>01</text:p>
          </table:table-cell>
          <table:table-cell table:style-name="ce66" table:formula="of:=BIN2HEX(CONCATENATE([.I12];[.H12];[.G12];[.F12]);2)" office:value-type="string" office:string-value="00" calcext:value-type="string">
            <text:p>00</text:p>
          </table:table-cell>
          <table:table-cell table:number-columns-repeated="16355"/>
        </table:table-row>
        <table:table-row table:style-name="ro1">
          <table:table-cell table:style-name="ce6" table:number-columns-repeated="15"/>
          <table:table-cell table:style-name="ce69" table:number-columns-repeated="9"/>
          <table:table-cell table:style-name="ce6" table:number-columns-repeated="5"/>
          <table:table-cell table:number-columns-repeated="16355"/>
        </table:table-row>
        <table:table-row table:style-name="ro2">
          <table:table-cell table:style-name="ce10" office:value-type="string" calcext:value-type="string">
            <text:p>Hex Generation</text:p>
          </table:table-cell>
          <table:table-cell table:style-name="ce33" table:number-columns-repeated="11"/>
          <table:table-cell table:number-columns-repeated="2" table:style-name="ce14" office:value-type="string" calcext:value-type="string">
            <text:p>I1</text:p>
          </table:table-cell>
          <table:table-cell table:number-columns-repeated="2" table:style-name="ce14" office:value-type="string" calcext:value-type="string">
            <text:p>I2</text:p>
          </table:table-cell>
          <table:table-cell table:number-columns-repeated="2" table:style-name="ce14" office:value-type="string" calcext:value-type="string">
            <text:p>I3</text:p>
          </table:table-cell>
          <table:table-cell table:number-columns-repeated="2" table:style-name="ce14" office:value-type="string" calcext:value-type="string">
            <text:p>I4</text:p>
          </table:table-cell>
          <table:table-cell table:number-columns-repeated="2" table:style-name="ce14" office:value-type="string" calcext:value-type="string">
            <text:p>I5</text:p>
          </table:table-cell>
          <table:table-cell table:number-columns-repeated="2" table:style-name="ce14" office:value-type="string" calcext:value-type="string">
            <text:p>I6</text:p>
          </table:table-cell>
          <table:table-cell table:number-columns-repeated="2" table:style-name="ce14" office:value-type="string" calcext:value-type="string">
            <text:p>I7</text:p>
          </table:table-cell>
          <table:table-cell table:number-columns-repeated="2" table:style-name="ce14" office:value-type="string" calcext:value-type="string">
            <text:p>I8</text:p>
          </table:table-cell>
          <table:table-cell table:style-name="ce33"/>
          <table:table-cell table:number-columns-repeated="16355"/>
        </table:table-row>
        <table:table-row table:style-name="ro5">
          <table:table-cell table:style-name="ce12" table:number-columns-repeated="11"/>
          <table:table-cell table:style-name="ce62" office:value-type="string" calcext:value-type="string">
            <text:p>Patch Number</text:p>
          </table:table-cell>
          <table:table-cell table:style-name="ce65" office:value-type="string" calcext:value-type="string">
            <text:p>O14</text:p>
          </table:table-cell>
          <table:table-cell table:style-name="ce62" office:value-type="string" calcext:value-type="string">
            <text:p>O58</text:p>
          </table:table-cell>
          <table:table-cell table:style-name="ce62" office:value-type="string" calcext:value-type="string">
            <text:p>O14</text:p>
          </table:table-cell>
          <table:table-cell table:style-name="ce62" office:value-type="string" calcext:value-type="string">
            <text:p>O58</text:p>
          </table:table-cell>
          <table:table-cell table:style-name="ce65" office:value-type="string" calcext:value-type="string">
            <text:p>O14</text:p>
          </table:table-cell>
          <table:table-cell table:style-name="ce62" office:value-type="string" calcext:value-type="string">
            <text:p>O58</text:p>
          </table:table-cell>
          <table:table-cell table:style-name="ce62" office:value-type="string" calcext:value-type="string">
            <text:p>O14</text:p>
          </table:table-cell>
          <table:table-cell table:style-name="ce62" office:value-type="string" calcext:value-type="string">
            <text:p>O58</text:p>
          </table:table-cell>
          <table:table-cell table:style-name="ce65" office:value-type="string" calcext:value-type="string">
            <text:p>O14</text:p>
          </table:table-cell>
          <table:table-cell table:style-name="ce62" office:value-type="string" calcext:value-type="string">
            <text:p>O58</text:p>
          </table:table-cell>
          <table:table-cell table:style-name="ce62" office:value-type="string" calcext:value-type="string">
            <text:p>O14</text:p>
          </table:table-cell>
          <table:table-cell table:style-name="ce62" office:value-type="string" calcext:value-type="string">
            <text:p>O58</text:p>
          </table:table-cell>
          <table:table-cell table:style-name="ce65" office:value-type="string" calcext:value-type="string">
            <text:p>O14</text:p>
          </table:table-cell>
          <table:table-cell table:style-name="ce62" office:value-type="string" calcext:value-type="string">
            <text:p>O58</text:p>
          </table:table-cell>
          <table:table-cell table:style-name="ce62" office:value-type="string" calcext:value-type="string">
            <text:p>O14</text:p>
          </table:table-cell>
          <table:table-cell table:style-name="ce62" office:value-type="string" calcext:value-type="string">
            <text:p>O58</text:p>
          </table:table-cell>
          <table:table-cell table:style-name="ce33"/>
          <table:table-cell table:number-columns-repeated="16355"/>
        </table:table-row>
        <table:table-row table:style-name="ro2">
          <table:table-cell table:style-name="ce13" office:value-type="string" calcext:value-type="string">
            <text:p>Hex Builder</text:p>
          </table:table-cell>
          <table:table-cell table:style-name="ce34" office:value-type="string" calcext:value-type="string">
            <text:p>F0</text:p>
          </table:table-cell>
          <table:table-cell table:style-name="ce34" office:value-type="string" calcext:value-type="string">
            <text:p>00</text:p>
          </table:table-cell>
          <table:table-cell table:style-name="ce34" office:value-type="string" calcext:value-type="string">
            <text:p>01</text:p>
          </table:table-cell>
          <table:table-cell table:style-name="ce34" office:value-type="string" calcext:value-type="string">
            <text:p>05</text:p>
          </table:table-cell>
          <table:table-cell table:style-name="ce34" office:value-type="string" calcext:value-type="string">
            <text:p>7F</text:p>
          </table:table-cell>
          <table:table-cell table:number-columns-repeated="2" table:style-name="ce34" office:value-type="string" calcext:value-type="string">
            <text:p>00</text:p>
          </table:table-cell>
          <table:table-cell table:style-name="ce34" office:value-type="string" calcext:value-type="string">
            <text:p>04</text:p>
          </table:table-cell>
          <table:table-cell table:style-name="ce34" office:value-type="string" calcext:value-type="string">
            <text:p>00</text:p>
          </table:table-cell>
          <table:table-cell table:style-name="ce34" office:value-type="string" calcext:value-type="string">
            <text:p>01</text:p>
          </table:table-cell>
          <table:table-cell table:style-name="ce63" table:formula="of:=[.$B$2]" office:value-type="float" office:value="1" calcext:value-type="float">
            <text:p>01</text:p>
          </table:table-cell>
          <table:table-cell table:style-name="ce66" table:formula="of:=[.AB5]" office:value-type="string" office:string-value="0E" calcext:value-type="string">
            <text:p>0E</text:p>
          </table:table-cell>
          <table:table-cell table:style-name="ce66" table:formula="of:=[.AC5]" office:value-type="string" office:string-value="0F" calcext:value-type="string">
            <text:p>0F</text:p>
          </table:table-cell>
          <table:table-cell table:style-name="ce66" table:formula="of:=[.AB6]" office:value-type="string" office:string-value="01" calcext:value-type="string">
            <text:p>01</text:p>
          </table:table-cell>
          <table:table-cell table:style-name="ce66" table:formula="of:=[.AC6]" office:value-type="string" office:string-value="00" calcext:value-type="string">
            <text:p>00</text:p>
          </table:table-cell>
          <table:table-cell table:style-name="ce66" table:formula="of:=[.AB7]" office:value-type="string" office:string-value="01" calcext:value-type="string">
            <text:p>01</text:p>
          </table:table-cell>
          <table:table-cell table:style-name="ce66" table:formula="of:=[.AC7]" office:value-type="string" office:string-value="00" calcext:value-type="string">
            <text:p>00</text:p>
          </table:table-cell>
          <table:table-cell table:style-name="ce66" table:formula="of:=[.AB8]" office:value-type="string" office:string-value="01" calcext:value-type="string">
            <text:p>01</text:p>
          </table:table-cell>
          <table:table-cell table:style-name="ce66" table:formula="of:=[.AC8]" office:value-type="string" office:string-value="00" calcext:value-type="string">
            <text:p>00</text:p>
          </table:table-cell>
          <table:table-cell table:style-name="ce66" table:formula="of:=[.AB9]" office:value-type="string" office:string-value="01" calcext:value-type="string">
            <text:p>01</text:p>
          </table:table-cell>
          <table:table-cell table:style-name="ce66" table:formula="of:=[.AC9]" office:value-type="string" office:string-value="00" calcext:value-type="string">
            <text:p>00</text:p>
          </table:table-cell>
          <table:table-cell table:style-name="ce66" table:formula="of:=[.AB10]" office:value-type="string" office:string-value="01" calcext:value-type="string">
            <text:p>01</text:p>
          </table:table-cell>
          <table:table-cell table:style-name="ce66" table:formula="of:=[.AC10]" office:value-type="string" office:string-value="00" calcext:value-type="string">
            <text:p>00</text:p>
          </table:table-cell>
          <table:table-cell table:style-name="ce66" table:formula="of:=[.AB11]" office:value-type="string" office:string-value="01" calcext:value-type="string">
            <text:p>01</text:p>
          </table:table-cell>
          <table:table-cell table:style-name="ce66" table:formula="of:=[.AC11]" office:value-type="string" office:string-value="00" calcext:value-type="string">
            <text:p>00</text:p>
          </table:table-cell>
          <table:table-cell table:style-name="ce66" table:formula="of:=[.AB12]" office:value-type="string" office:string-value="01" calcext:value-type="string">
            <text:p>01</text:p>
          </table:table-cell>
          <table:table-cell table:style-name="ce66" table:formula="of:=[.AC12]" office:value-type="string" office:string-value="00" calcext:value-type="string">
            <text:p>00</text:p>
          </table:table-cell>
          <table:table-cell table:style-name="ce34" office:value-type="string" calcext:value-type="string">
            <text:p>F7</text:p>
          </table:table-cell>
          <table:table-cell table:number-columns-repeated="16355"/>
        </table:table-row>
        <table:table-row table:style-name="ro2">
          <table:table-cell table:style-name="ce14" office:value-type="string" calcext:value-type="string">
            <text:p>Hex Value</text:p>
          </table:table-cell>
          <table:table-cell table:style-name="ce33" table:formula="of:=CONCATENATE([.B16];&quot; &quot;;[.C16];&quot; &quot;;[.D16];&quot; &quot;;[.E16];&quot; &quot;;[.F16];&quot; &quot;;[.G16];&quot; &quot;;[.H16];&quot; &quot;;[.I16];&quot; &quot;;[.J16]; &quot; &quot;;[.K16];&quot; &quot;;[.L16];&quot; &quot;;[.M16];&quot; &quot;;[.N16];&quot; &quot;;[.O16];&quot; &quot;;[.P16];&quot; &quot;;[.Q16]; &quot; &quot;; [.R16]; &quot; &quot;; [.S16]; &quot; &quot;; [.T16]; &quot; &quot;; [.U16]; &quot; &quot;; [.V16]; &quot; &quot;; [.W16]; &quot; &quot;; [.X16]; &quot; &quot;; [.Y16]; &quot; &quot;; [.Z16]; &quot; &quot;; [.AA16]; &quot; &quot;; [.AB16]; &quot; &quot;; [.AC16])" office:value-type="string" office:string-value="F0 00 01 05 7F 00 00 04 00 01 1 0E 0F 01 00 01 00 01 00 01 00 01 00 01 00 01 00 F7" calcext:value-type="string">
            <text:p>F0 00 01 05 7F 00 00 04 00 01 1 0E 0F 01 00 01 00 01 00 01 00 01 00 01 00 01 00 F7</text:p>
          </table:table-cell>
          <table:table-cell table:style-name="ce33" table:number-columns-repeated="10"/>
          <table:table-cell table:style-name="ce66" table:number-columns-repeated="16"/>
          <table:table-cell table:style-name="ce33"/>
          <table:table-cell table:number-columns-repeated="16355"/>
        </table:table-row>
        <table:table-row table:style-name="ro2">
          <table:table-cell table:style-name="ce14" office:value-type="string" calcext:value-type="string">
            <text:p>Hex string</text:p>
          </table:table-cell>
          <table:table-cell table:style-name="ce35" table:formula="of:=CONCATENATE(&quot;\x&quot;;[.B16];&quot;\x&quot;;[.C16];&quot;\x&quot;;[.D16];&quot;\x&quot;;[.E16];&quot;\x&quot;;[.F16];&quot;\x&quot;;[.G16];&quot;\x&quot;;[.H16];&quot;\x&quot;;[.I16];&quot;\x&quot;;[.J16]; &quot;\x&quot;;[.K16];&quot;\x&quot;;[.L16];&quot;\x&quot;;[.M16];&quot;\x&quot;;[.N16];&quot;\x&quot;;[.O16];&quot;\x&quot;;[.P16];&quot;\x&quot;;[.Q16]; &quot;\x&quot;; [.R16]; &quot;\x&quot;; [.S16]; &quot;\x&quot;; [.T16]; &quot;\x&quot;; [.U16]; &quot;\x&quot;; [.V16]; &quot;\x&quot;; [.W16]; &quot;\x&quot;; [.X16]; &quot;\x&quot;; [.Y16]; &quot;\x&quot;; [.Z16]; &quot;\x&quot;; [.AA16]; &quot;\x&quot;; [.AB16]; &quot;\x&quot;; [.AC16])" office:value-type="string" office:string-value="\xF0\x00\x01\x05\x7F\x00\x00\x04\x00\x01\x1\x0E\x0F\x01\x00\x01\x00\x01\x00\x01\x00\x01\x00\x01\x00\x01\x00\xF7" calcext:value-type="string">
            <text:p>\xF0\x00\x01\x05\x7F\x00\x00\x04\x00\x01\x1\x0E\x0F\x01\x00\x01\x00\x01\x00\x01\x00\x01\x00\x01\x00\x01\x00\xF7</text:p>
          </table:table-cell>
          <table:table-cell table:style-name="ce33" table:number-columns-repeated="27"/>
          <table:table-cell table:number-columns-repeated="16355"/>
        </table:table-row>
        <table:table-row table:style-name="ro2">
          <table:table-cell table:style-name="ce6" table:number-columns-repeated="29"/>
          <table:table-cell table:number-columns-repeated="16355"/>
        </table:table-row>
        <table:table-row table:style-name="ro6">
          <table:table-cell table:style-name="ce16" office:value-type="string" calcext:value-type="string" table:number-columns-spanned="29" table:number-rows-spanned="1">
            <text:p><text:span text:style-name="T1">ALTERNATIVE:  if the above throws an error due to permissions:then  r</text:span>un this command in a terminal to generate the syx file for the selected path</text:p>
          </table:table-cell>
          <table:covered-table-cell table:number-columns-repeated="5" table:style-name="ce36"/>
          <table:covered-table-cell table:number-columns-repeated="23" table:style-name="ce6"/>
          <table:table-cell table:number-columns-repeated="16355"/>
        </table:table-row>
        <table:table-row table:style-name="ro7">
          <table:table-cell table:style-name="ce17" table:formula="of:=CONCATENATE(&quot;echo -ne &quot;;CHAR(34);[.B18];CHAR(34);&quot; &gt; &quot;; [.$L$3])" office:value-type="string" office:string-value="echo -ne &quot;\xF0\x00\x01\x05\x7F\x00\x00\x04\x00\x01\x1\x0E\x0F\x01\x00\x01\x00\x01\x00\x01\x00\x01\x00\x01\x00\x01\x00\xF7&quot; &gt; patch1.syx" calcext:value-type="string" table:number-columns-spanned="29" table:number-rows-spanned="1">
            <text:p>echo -ne "\xF0\x00\x01\x05\x7F\x00\x00\x04\x00\x01\x1\x0E\x0F\x01\x00\x01\x00\x01\x00\x01\x00\x01\x00\x01\x00\x01\x00\xF7" &gt; patch1.syx</text:p>
          </table:table-cell>
          <table:covered-table-cell table:number-columns-repeated="28" table:style-name="ce6"/>
          <table:table-cell table:number-columns-repeated="16355"/>
        </table:table-row>
        <table:table-row table:style-name="ro7">
          <table:table-cell table:style-name="ce18"/>
          <table:table-cell table:style-name="ce6" table:number-columns-repeated="28"/>
          <table:table-cell table:number-columns-repeated="16355"/>
        </table:table-row>
        <table:table-row table:style-name="ro7">
          <table:table-cell table:style-name="ce24" office:value-type="string" calcext:value-type="string" table:number-columns-spanned="29" table:number-rows-spanned="1">
            <text:p>Use a Sysex tool like Sysex Librarian to play the syx file to SMPTE midi port of Midisport to load patch</text:p>
          </table:table-cell>
          <table:covered-table-cell table:number-columns-repeated="28" table:style-name="ce33"/>
          <table:table-cell table:number-columns-repeated="16355"/>
        </table:table-row>
        <table:table-row table:style-name="ro7">
          <table:table-cell table:style-name="ce16" office:value-type="string" calcext:value-type="string" table:number-columns-spanned="29" table:number-rows-spanned="1">
            <text:p>To check the value of a patch, use Midi Monitor alongside Sysex Librarian – play the respective retrieve_patch&lt;patch number&gt;.syx to get the patch value</text:p>
          </table:table-cell>
          <table:covered-table-cell table:number-columns-repeated="28" table:style-name="ce33"/>
          <table:table-cell table:number-columns-repeated="16355"/>
        </table:table-row>
        <table:table-row table:style-name="ro1" table:number-rows-repeated="1048551">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number:text>
      <number:fill-character> </number:fill-character>
      <number:number number:decimal-places="0" number:min-decimal-places="0" number:min-integer-digits="1" number:grouping="true"/>
      <number:text> </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number:text>
    </number:number-style>
    <number:number-style style:name="N139P1" style:volatile="true">
      <number:text>-</number:text>
      <number:fill-character> </number:fill-character>
      <number:number number:decimal-places="2" number:min-decimal-places="2" number:min-integer-digits="1" number:grouping="true"/>
      <number:text> </number:text>
    </number:number-style>
    <number:number-style style:name="N139P2" style:volatile="true">
      <number:text> </number:text>
      <number:fill-character> </number:fill-character>
      <number:text>-</number:text>
      <number:number number:decimal-places="0" number: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1" number:min-exponent-digits="1" number:exponent-interval="3" number:forced-exponent-sign="true"/>
    </number:number-style>
    <number:number-style style:name="N148">
      <number:number number:decimal-places="0" number:min-decimal-places="0" number:min-integer-digits="2"/>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harat Rajagopalan</meta:initial-creator>
    <meta:creation-date>2023-03-09T20:46:02</meta:creation-date>
    <dc:date>2023-03-10T21:15:30.753458394</dc:date>
    <meta:generator>LibreOffice/7.5.1.2$MacOSX_AARCH64 LibreOffice_project/fcbaee479e84c6cd81291587d2ee68cba099e129</meta:generator>
    <meta:editing-duration>PT7H52M16S</meta:editing-duration>
    <meta:editing-cycles>19</meta:editing-cycles>
    <meta:document-statistic meta:table-count="1" meta:cell-count="183" meta:object-count="65"/>
    <meta:user-defined meta:name="AppVersion">16.0300</meta:user-defined>
  </office:meta>
</office:document-meta>
</file>